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9ba" officeooo:paragraph-rsid="000029ba"/>
    </style:style>
    <style:style style:name="P2" style:family="paragraph" style:parent-style-name="Standard">
      <style:text-properties officeooo:rsid="000029ba" officeooo:paragraph-rsid="000029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("hello world"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05:26.264129421</meta:creation-date>
    <dc:date>2018-01-19T17:40:16.337604275</dc:date>
    <meta:editing-duration>PT2M5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" meta:word-count="2" meta:character-count="20" meta:non-whitespace-character-count="19"/>
  </office:meta>
</office:document-meta>
</file>